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106.25" calcext:value-type="float">
            <text:p>1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6.25" calcext:value-type="float">
            <text:p>106,25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1]-[.F21]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2]-[.F22]" office:value-type="float" office:value="0" calcext:value-type="float">
            <text:p>-</text:p>
          </table:table-cell>
          <table:table-cell table:style-name="ce22" office:value-type="string" calcext:value-type="string" table:number-columns-spanned="1" table:number-rows-spanned="7">
            <text:p>Descontado <text:s/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3]-[.F23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4]-[.F24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5]-[.F25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6]-[.F26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30" calcext:value-type="float">
            <text:p>53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7]-[.F27]" office:value-type="float" office:value="0" calcext:value-type="float">
            <text:p>-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1.75" calcext:value-type="float">
            <text:p>31,75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28]-[.F28]" office:value-type="float" office:value="498.25" calcext:value-type="float">
            <text:p>498,25</text:p>
          </table:table-cell>
          <table:covered-table-cell table:style-name="ce23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2]-[.F6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8-31" calcext:value-type="date">
            <text:p>31/08/2025</text:p>
          </table:table-cell>
          <table:table-cell table:style-name="ce52" office:value-type="string" calcext:value-type="string">
            <text:p>Mens. 08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3]-[.F6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9-30" calcext:value-type="date">
            <text:p>30/09/2025</text:p>
          </table:table-cell>
          <table:table-cell table:style-name="ce52" office:value-type="string" calcext:value-type="string">
            <text:p>Mens. 09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4]-[.F6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0-31" calcext:value-type="date">
            <text:p>31/10/2025</text:p>
          </table:table-cell>
          <table:table-cell table:style-name="ce52" office:value-type="string" calcext:value-type="string">
            <text:p>Mens. 10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5]-[.F6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1-30" calcext:value-type="date">
            <text:p>30/11/2025</text:p>
          </table:table-cell>
          <table:table-cell table:style-name="ce52" office:value-type="string" calcext:value-type="string">
            <text:p>Mens. 11/2025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5-11-28" calcext:value-type="date">
            <text:p>28/11/2025</text:p>
          </table:table-cell>
          <table:table-cell table:style-name="ce65" table:formula="of:=[.C66]-[.F66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2-31" calcext:value-type="date">
            <text:p>31/12/2025</text:p>
          </table:table-cell>
          <table:table-cell table:style-name="ce52" office:value-type="string" calcext:value-type="string">
            <text:p>Mens. 12/2025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5-12-30" calcext:value-type="date">
            <text:p>30/12/2025</text:p>
          </table:table-cell>
          <table:table-cell table:style-name="ce65" table:formula="of:=[.C67]-[.F67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6-01-31" calcext:value-type="date">
            <text:p>31/01/2026</text:p>
          </table:table-cell>
          <table:table-cell table:style-name="ce52" office:value-type="string" calcext:value-type="string">
            <text:p>Mens. 01/2026 (A.C.)</text:p>
          </table:table-cell>
          <table:table-cell table:style-name="ce55" office:value-type="float" office:value="350" calcext:value-type="float">
            <text:p>35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0" calcext:value-type="float">
            <text:p>350,00</text:p>
          </table:table-cell>
          <table:table-cell table:style-name="ce48" office:value-type="date" office:date-value="2026-01-29" calcext:value-type="date">
            <text:p>29/01/2026</text:p>
          </table:table-cell>
          <table:table-cell table:style-name="ce65" table:formula="of:=[.C68]-[.F68]" office:value-type="float" office:value="0" calcext:value-type="float">
            <text:p>-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8])" office:value-type="float" office:value="20108.25" calcext:value-type="float">
            <text:p>20.108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4:24.939493336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4:24.9442642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6-02-02T14:36:11.871143350</dc:date>
    <meta:print-date>2025-02-27T11:03:30.394000000</meta:print-date>
    <dc:language>pt-PT</dc:language>
    <meta:editing-cycles>513</meta:editing-cycles>
    <meta:editing-duration>PT18H21M55S</meta:editing-duration>
    <meta:document-statistic meta:table-count="1" meta:cell-count="479" meta:object-count="0"/>
    <meta:user-defined meta:name="Info 0"/>
    <meta:user-defined meta:name="Info 1"/>
    <meta:user-defined meta:name="Info 2"/>
    <meta:user-defined meta:name="Info 3"/>
  </office:meta>
</office:document-meta>
</file>